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3eb" officeooo:paragraph-rsid="000673eb"/>
    </style:style>
    <style:style style:name="P2" style:family="paragraph" style:parent-style-name="Standard">
      <style:text-properties officeooo:rsid="00070a03" officeooo:paragraph-rsid="00070a03"/>
    </style:style>
    <style:style style:name="P3" style:family="paragraph" style:parent-style-name="Standard">
      <style:text-properties officeooo:rsid="000f91b3" officeooo:paragraph-rsid="000f91b3"/>
    </style:style>
    <style:style style:name="P4" style:family="paragraph" style:parent-style-name="Standard">
      <style:text-properties officeooo:rsid="0011121d" officeooo:paragraph-rsid="0011121d"/>
    </style:style>
    <style:style style:name="P5" style:family="paragraph" style:parent-style-name="Standard">
      <style:text-properties officeooo:rsid="0011d0ae" officeooo:paragraph-rsid="0011d0ae"/>
    </style:style>
    <style:style style:name="P6" style:family="paragraph" style:parent-style-name="Standard">
      <style:text-properties officeooo:rsid="001571be" officeooo:paragraph-rsid="001571be"/>
    </style:style>
    <style:style style:name="P7" style:family="paragraph" style:parent-style-name="Standard">
      <style:text-properties officeooo:rsid="00184248" officeooo:paragraph-rsid="00184248"/>
    </style:style>
    <style:style style:name="P8" style:family="paragraph" style:parent-style-name="Standard">
      <style:text-properties officeooo:rsid="001b6dec" officeooo:paragraph-rsid="001b6dec"/>
    </style:style>
    <style:style style:name="P9" style:family="paragraph" style:parent-style-name="Standard">
      <style:text-properties officeooo:rsid="001f53cd" officeooo:paragraph-rsid="001f53cd"/>
    </style:style>
    <style:style style:name="P10" style:family="paragraph" style:parent-style-name="Standard">
      <style:text-properties officeooo:rsid="0020d59d" officeooo:paragraph-rsid="0020d59d"/>
    </style:style>
    <style:style style:name="P11" style:family="paragraph" style:parent-style-name="Standard">
      <style:text-properties officeooo:rsid="0023344c" officeooo:paragraph-rsid="0023344c"/>
    </style:style>
    <style:style style:name="P12" style:family="paragraph" style:parent-style-name="Standard">
      <style:text-properties officeooo:rsid="0024297c" officeooo:paragraph-rsid="0024297c"/>
    </style:style>
    <style:style style:name="P13" style:family="paragraph" style:parent-style-name="Standard">
      <style:text-properties officeooo:rsid="00260afa" officeooo:paragraph-rsid="00260afa"/>
    </style:style>
    <style:style style:name="P14" style:family="paragraph" style:parent-style-name="Standard">
      <style:text-properties officeooo:rsid="00260afa" officeooo:paragraph-rsid="00260afa"/>
    </style:style>
    <style:style style:name="P15" style:family="paragraph" style:parent-style-name="Standard">
      <style:text-properties officeooo:rsid="0028c485" officeooo:paragraph-rsid="0028c485"/>
    </style:style>
    <style:style style:name="P16" style:family="paragraph" style:parent-style-name="Standard">
      <style:text-properties officeooo:rsid="0029e43c" officeooo:paragraph-rsid="0029e43c"/>
    </style:style>
    <style:style style:name="T1" style:family="text">
      <style:text-properties officeooo:rsid="000755d3"/>
    </style:style>
    <style:style style:name="T2" style:family="text">
      <style:text-properties officeooo:rsid="00084cdb"/>
    </style:style>
    <style:style style:name="T3" style:family="text">
      <style:text-properties officeooo:rsid="0009ee5b"/>
    </style:style>
    <style:style style:name="T4" style:family="text">
      <style:text-properties officeooo:rsid="000f47bd"/>
    </style:style>
    <style:style style:name="T5" style:family="text">
      <style:text-properties officeooo:rsid="0013c71c"/>
    </style:style>
    <style:style style:name="T6" style:family="text">
      <style:text-properties officeooo:rsid="00177d41"/>
    </style:style>
    <style:style style:name="T7" style:family="text">
      <style:text-properties officeooo:rsid="001c3aad"/>
    </style:style>
    <style:style style:name="T8" style:family="text">
      <style:text-properties officeooo:rsid="001dc6f1"/>
    </style:style>
    <style:style style:name="T9" style:family="text">
      <style:text-properties officeooo:rsid="0020d59d"/>
    </style:style>
    <style:style style:name="T10" style:family="text">
      <style:text-properties officeooo:rsid="0021ca91"/>
    </style:style>
    <style:style style:name="T11" style:family="text">
      <style:text-properties officeooo:rsid="0024297c"/>
    </style:style>
    <style:style style:name="T12" style:family="text">
      <style:text-properties officeooo:rsid="00260afa"/>
    </style:style>
    <style:style style:name="T13" style:family="text">
      <style:text-properties officeooo:rsid="002797e5"/>
    </style:style>
    <style:style style:name="T14" style:family="text">
      <style:text-properties officeooo:rsid="002dc53f"/>
    </style:style>
    <style:style style:name="T15" style:family="text">
      <style:text-properties officeooo:rsid="002ef7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4 </text:p>
      <text:p text:style-name="P1"/>
      <text:p text:style-name="P2">-CSS = casca<text:span text:style-name="T2">ding</text:span> style sheets (folhas de estilo em cascatas)</text:p>
      <text:p text:style-name="P2">-<text:span text:style-name="T1">são responsáveis pela estilização do conteúdo da tela</text:span></text:p>
      <text:p text:style-name="P2">-<text:span text:style-name="T3">é possível atribuir estilização em tags através de seu ID ou class (#, .)</text:span></text:p>
      <text:p text:style-name="P2">-<text:span text:style-name="T4">existem diversos frameworks CSS para otimizar o projeto (bootstrap, etc..)</text:span></text:p>
      <text:p text:style-name="P2"/>
      <text:p text:style-name="P3">MÓDULO 1 </text:p>
      <text:p text:style-name="P3"/>
      <text:p text:style-name="P4">FUNDAMENTOS DO CSS </text:p>
      <text:p text:style-name="P4"/>
      <text:p text:style-name="P5">COMO O CSS FUNCIONA</text:p>
      <text:p text:style-name="P5">-<text:span text:style-name="T5">A CSS é uma linguagem de estilo, responsável por estilizar componentes HTML </text:span></text:p>
      <text:p text:style-name="P6">-<text:span text:style-name="T6">O CSS trabalha com basicamente 3 informações: seletor(tag, ID, class), propriedade (o que será alterado) e valor (qual será a alteração)</text:span></text:p>
      <text:p text:style-name="P6"/>
      <text:p text:style-name="P7">Efeito cascata </text:p>
      <text:p text:style-name="P7">Herança: quando aplicamos um estilo (nem toda propriedade) em uma Div, as tags contidas dentro <text:tab/>desta div, irão receber a estilização</text:p>
      <text:p text:style-name="P7"/>
      <text:p text:style-name="P8">REGRAS DE PRECEDÊNCIA </text:p>
      <text:p text:style-name="P8">-estilos internos e de escopo tem precedência </text:p>
      <text:p text:style-name="P8">-<text:span text:style-name="T7">estilos inline tem precedência sobre todos os demais </text:span></text:p>
      <text:p text:style-name="P8">-<text:span text:style-name="T8">precedência de seletores: ID, class e seletor </text:span></text:p>
      <text:p text:style-name="P8"/>
      <text:p text:style-name="P9"/>
      <text:p text:style-name="P9">ESTILIZANDO PÁGINAS HTML COM CSS </text:p>
      <text:p text:style-name="P9">-<text:span text:style-name="T9">ok </text:span></text:p>
      <text:p text:style-name="P9"/>
      <text:p text:style-name="P10">RECURSOS DO CSS3 </text:p>
      <text:p text:style-name="P10">-<text:span text:style-name="T10">ok</text:span></text:p>
      <text:p text:style-name="P10"/>
      <text:p text:style-name="P11">UTILIZANDO WEB FONTES COM CSS3 </text:p>
      <text:p text:style-name="P11">-<text:span text:style-name="T11">ok </text:span></text:p>
      <text:p text:style-name="P11"/>
      <text:p text:style-name="P12">MÓDULO 3 </text:p>
      <text:p text:style-name="P12">CONCEITOS AVANÇADOS </text:p>
      <text:p text:style-name="P12">-<text:span text:style-name="T12">ok </text:span></text:p>
      <text:p text:style-name="P12"/>
      <text:p text:style-name="P13">ALTERANDO O POSICIONAMENTO DE ELEMENTOS UTILIZANDO O CSS </text:p>
      <text:p text:style-name="P13">-<text:span text:style-name="T13">usando flexbox </text:span></text:p>
      <text:p text:style-name="P13">-<text:span text:style-name="T13">row remete a linha </text:span></text:p>
      <text:p text:style-name="P13">-<text:span text:style-name="T13">col remete a coluna </text:span></text:p>
      <text:p text:style-name="P13"/>
      <text:p text:style-name="P15">MÓDULO 4 </text:p>
      <text:p text:style-name="P16">FRAMEWORK E O DESENVOLVIMENTO WEB </text:p>
      <text:p text:style-name="P16">-<text:span text:style-name="T14">ex: foundation, semantic UI, bootstrap </text:span></text:p>
      <text:p text:style-name="P16">-<text:span text:style-name="T15">frameworks podem ser definidos como um conjunto de componentes reutilizáveis que permitem a <text:tab/>otimização do processo de programação</text:span></text:p>
      <text:p text:style-name="P16">-</text:p>
      <text:p text:style-name="P16"/>
      <text:p text:style-name="P13"/>
      <text:p text:style-name="P12"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20:07:47.080000000</meta:creation-date>
    <dc:date>2024-07-16T19:58:38.484000000</dc:date>
    <meta:editing-duration>PT6H41M37S</meta:editing-duration>
    <meta:editing-cycles>38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34" meta:word-count="204" meta:character-count="1302" meta:non-whitespace-character-count="1106"/>
  </office:meta>
</office:document-meta>
</file>